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TakaoGothic" svg:font-family="Takao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0edb19" officeooo:paragraph-rsid="000edb19"/>
    </style:style>
    <style:style style:name="P2" style:family="paragraph" style:parent-style-name="Standard">
      <style:text-properties officeooo:rsid="000edb19" officeooo:paragraph-rsid="000efaf2"/>
    </style:style>
    <style:style style:name="P3" style:family="paragraph" style:parent-style-name="Standard">
      <style:text-properties officeooo:rsid="000edb19" officeooo:paragraph-rsid="0010365a"/>
    </style:style>
    <style:style style:name="P4" style:family="paragraph" style:parent-style-name="Standard">
      <style:text-properties officeooo:paragraph-rsid="000efaf2"/>
    </style:style>
    <style:style style:name="P5" style:family="paragraph" style:parent-style-name="Standard">
      <style:text-properties officeooo:rsid="0010365a" officeooo:paragraph-rsid="0010365a"/>
    </style:style>
    <style:style style:name="P6" style:family="paragraph" style:parent-style-name="Standard">
      <style:text-properties officeooo:rsid="001247c5" officeooo:paragraph-rsid="001247c5"/>
    </style:style>
    <style:style style:name="P7" style:family="paragraph" style:parent-style-name="Standard">
      <style:text-properties officeooo:paragraph-rsid="00173c9e"/>
    </style:style>
    <style:style style:name="P8" style:family="paragraph" style:parent-style-name="Text_20_body">
      <style:text-properties officeooo:rsid="000edb19"/>
    </style:style>
    <style:style style:name="P9" style:family="paragraph" style:parent-style-name="Text_20_body">
      <style:text-properties officeooo:rsid="000edb19" officeooo:paragraph-rsid="0010365a"/>
    </style:style>
    <style:style style:name="P10" style:family="paragraph" style:parent-style-name="Text_20_body">
      <style:text-properties officeooo:rsid="000edb19" officeooo:paragraph-rsid="001247c5"/>
    </style:style>
    <style:style style:name="P11" style:family="paragraph" style:parent-style-name="Text_20_body">
      <style:text-properties officeooo:rsid="000edb19" officeooo:paragraph-rsid="00173c9e"/>
    </style:style>
    <style:style style:name="P12" style:family="paragraph" style:parent-style-name="Text_20_body">
      <style:text-properties officeooo:paragraph-rsid="001247c5"/>
    </style:style>
    <style:style style:name="P13" style:family="paragraph" style:parent-style-name="Heading_20_1">
      <style:text-properties officeooo:rsid="000edb19" officeooo:paragraph-rsid="000edb19"/>
    </style:style>
    <style:style style:name="P14" style:family="paragraph" style:parent-style-name="Preformatted_20_Text">
      <style:text-properties officeooo:rsid="000edb19"/>
    </style:style>
    <style:style style:name="P15" style:family="paragraph" style:parent-style-name="Preformatted_20_Text">
      <style:text-properties officeooo:rsid="000edb19" officeooo:paragraph-rsid="000efaf2"/>
    </style:style>
    <style:style style:name="P16" style:family="paragraph" style:parent-style-name="Preformatted_20_Text">
      <style:text-properties officeooo:rsid="000edb19" officeooo:paragraph-rsid="001247c5"/>
    </style:style>
    <style:style style:name="P17" style:family="paragraph" style:parent-style-name="Preformatted_20_Text">
      <style:text-properties officeooo:rsid="000edb19" officeooo:paragraph-rsid="00173c9e"/>
    </style:style>
    <style:style style:name="P18" style:family="paragraph" style:parent-style-name="Preformatted_20_Text">
      <style:text-properties officeooo:paragraph-rsid="001247c5"/>
    </style:style>
    <style:style style:name="P19" style:family="paragraph" style:parent-style-name="Preformatted_20_Text">
      <style:paragraph-properties fo:margin-top="0cm" fo:margin-bottom="0.499cm" loext:contextual-spacing="false"/>
    </style:style>
    <style:style style:name="P20" style:family="paragraph" style:parent-style-name="Preformatted_20_Text">
      <style:paragraph-properties fo:margin-top="0cm" fo:margin-bottom="0.499cm" loext:contextual-spacing="false"/>
      <style:text-properties officeooo:paragraph-rsid="0010365a"/>
    </style:style>
    <style:style style:name="P21" style:family="paragraph" style:parent-style-name="Quotations">
      <style:text-properties officeooo:paragraph-rsid="0010365a"/>
    </style:style>
    <style:style style:name="P22" style:family="paragraph" style:parent-style-name="Quotations">
      <style:paragraph-properties fo:margin-left="0cm" fo:margin-right="1cm" fo:text-indent="0cm" style:auto-text-indent="false"/>
      <style:text-properties officeooo:paragraph-rsid="0010365a"/>
    </style:style>
    <style:style style:name="P23" style:family="paragraph" style:parent-style-name="Heading_20_4">
      <style:text-properties officeooo:rsid="0010365a" officeooo:paragraph-rsid="0010365a"/>
    </style:style>
    <style:style style:name="P24" style:family="paragraph" style:parent-style-name="Heading_20_4">
      <style:text-properties officeooo:rsid="000edb19"/>
    </style:style>
    <style:style style:name="T1" style:family="text">
      <style:text-properties officeooo:rsid="000efaf2"/>
    </style:style>
    <style:style style:name="T2" style:family="text">
      <style:text-properties officeooo:rsid="000edb19"/>
    </style:style>
    <style:style style:name="T3" style:family="text">
      <style:text-properties officeooo:rsid="0010365a"/>
    </style:style>
    <style:style style:name="T4" style:family="text">
      <style:text-properties officeooo:rsid="001247c5"/>
    </style:style>
    <style:style style:name="T5" style:family="text">
      <style:text-properties officeooo:rsid="00173c9e"/>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bookmark text:name="title"/>Get Docker CE for Ubuntu</text:h>
      <text:p text:style-name="P1"/>
      <text:p text:style-name="P1">Docker CE は「Ubuntu」 の 「<text:span text:style-name="Source_20_Text">x86_64」</text:span>、「<text:span text:style-name="Source_20_Text">armhf」、</text:span>「<text:span text:style-name="Source_20_Text">s390x」をサポートする。</text:span></text:p>
      <text:p text:style-name="P2"><text:span text:style-name="Source_20_Text"><text:span text:style-name="T1">●　ubuntuバージョンとユーザの確認命令：[uname -a] </text:span></text:span></text:p>
      <text:p text:style-name="P2"><text:span text:style-name="Source_20_Text"><text:span text:style-name="T1"><text:s/></text:span></text:span></text:p>
      <text:p text:style-name="P3"><text:span text:style-name="Source_20_Text"><text:span text:style-name="T1">●　</text:span></text:span>古い「D<text:span text:style-name="T1">ocker</text:span>」バージョンを削除したい場合</text:p>
      <text:p text:style-name="P15"><text:span text:style-name="Source_20_Text"><text:span text:style-name="T3">[</text:span></text:span><text:span text:style-name="Source_20_Text">sudo apt-get remove docker docker-engine docker.io</text:span><text:span text:style-name="Source_20_Text"><text:span text:style-name="T3">]</text:span></text:span></text:p>
      <text:p text:style-name="P2"/>
      <text:p text:style-name="P3"><text:span text:style-name="Source_20_Text"><text:span text:style-name="T1">●　</text:span></text:span>「D<text:span text:style-name="T1">ocker</text:span>」ストレージドライバのインストール</text:p>
      <text:p text:style-name="P4"><text:span text:style-name="T1">[</text:span><text:span text:style-name="Source_20_Text">sudo apt-get update</text:span><text:span text:style-name="T1">]</text:span></text:p>
      <text:p text:style-name="P4"><text:span text:style-name="T1">[</text:span><text:span text:style-name="Source_20_Text">sudo apt-get install \</text:span></text:p>
      <text:p text:style-name="Preformatted_20_Text"><text:span text:style-name="Source_20_Text"><text:s text:c="4"/>linux-image-extra-$(uname -r) \</text:span></text:p>
      <text:p text:style-name="P19"><text:span text:style-name="Source_20_Text"><text:s text:c="4"/>linux-image-extra-virtual</text:span><text:span text:style-name="T1">]</text:span></text:p>
      <text:p text:style-name="P5"><text:span text:style-name="Source_20_Text"><text:span text:style-name="T1">●　</text:span></text:span>Docker CE のインストール</text:p>
      <text:h text:style-name="P23" text:outline-level="4"><text:bookmark text:name="set-up-the-repository"/>Set up the repository</text:h>
      <text:p text:style-name="P9">▼<text:span text:style-name="T3">　</text:span>１<text:span text:style-name="Source_20_Text">、</text:span>Update the <text:span text:style-name="Source_20_Text">apt</text:span> package index:</text:p>
      <text:p text:style-name="P20"><text:span text:style-name="Source_20_Text">$ sudo apt-get update</text:span></text:p>
      <text:p text:style-name="P20"><text:span text:style-name="Source_20_Text"><text:span text:style-name="T2">▼　</text:span></text:span><text:span text:style-name="Source_20_Text">２、</text:span>Install packages to allow <text:span text:style-name="Source_20_Text">apt</text:span> to use a repository over HTTPS:</text:p>
      <text:p text:style-name="Preformatted_20_Text"><text:span text:style-name="Source_20_Text">$ sudo apt-get install \</text:span></text:p>
      <text:p text:style-name="Preformatted_20_Text"><text:span text:style-name="Source_20_Text"><text:s text:c="4"/>apt-transport-https \</text:span></text:p>
      <text:p text:style-name="Preformatted_20_Text"><text:span text:style-name="Source_20_Text"><text:s text:c="4"/>ca-certificates \</text:span></text:p>
      <text:p text:style-name="Preformatted_20_Text"><text:span text:style-name="Source_20_Text"><text:s text:c="4"/>curl \</text:span></text:p>
      <text:p text:style-name="P20"><text:span text:style-name="Source_20_Text"><text:s text:c="4"/>software-properties-common</text:span></text:p>
      <text:p text:style-name="P20"><text:span text:style-name="Source_20_Text"><text:span text:style-name="T2">▼　</text:span></text:span><text:span text:style-name="Source_20_Text">３、</text:span>Add Docker’s official GPG key:</text:p>
      <text:p text:style-name="P19"><text:span text:style-name="Source_20_Text">$ curl -fsSL https://download.docker.com/linux/ubuntu/gpg | sudo apt-key add -</text:span></text:p>
      <text:p text:style-name="Text_20_body">Verify that you now have the key with the fingerprint <text:span text:style-name="Source_20_Text">9DC8 5822 9FC7 DD38 854A E2D8 8D81 803C 0EBF CD88</text:span>, by searching for the last 8 characters of the fingerprint.</text:p>
      <text:p text:style-name="Preformatted_20_Text"><text:span text:style-name="Source_20_Text">$ sudo apt-key fingerprint 0EBFCD88</text:span></text:p>
      <text:p text:style-name="Preformatted_20_Text"/>
      <text:p text:style-name="Preformatted_20_Text"><text:span text:style-name="Source_20_Text">pub <text:s text:c="2"/>4096R/0EBFCD88 2017-02-22</text:span></text:p>
      <text:p text:style-name="Preformatted_20_Text"><text:span text:style-name="Source_20_Text"><text:s text:c="6"/>Key fingerprint = 9DC8 5822 9FC7 DD38 854A <text:s/>E2D8 8D81 803C 0EBF CD88</text:span></text:p>
      <text:p text:style-name="Preformatted_20_Text"><text:span text:style-name="Source_20_Text">uid <text:s text:c="17"/>Docker Release (CE deb) &lt;docker@docker.com&gt;</text:span></text:p>
      <text:p text:style-name="P20"><text:span text:style-name="Source_20_Text">sub <text:s text:c="2"/>4096R/F273FCD8 2017-02-22</text:span></text:p>
      <text:p text:style-name="P20"><text:span text:style-name="Source_20_Text"><text:span text:style-name="T2">▼　４、</text:span></text:span>Use the following command to set up the <text:span text:style-name="Strong_20_Emphasis">stable</text:span> repository. You always need the <text:span text:style-name="Strong_20_Emphasis">stable</text:span> repository, even if you want to install builds from the <text:span text:style-name="Strong_20_Emphasis">edge</text:span> or <text:span text:style-name="Strong_20_Emphasis">test</text:span> repositories as well. To add the <text:span text:style-name="Strong_20_Emphasis">edge</text:span> or <text:span text:style-name="Strong_20_Emphasis">test</text:span> repository, add the word <text:span text:style-name="Source_20_Text">edge</text:span> or <text:span text:style-name="Source_20_Text">test</text:span> (or both) after the word <text:span text:style-name="Source_20_Text">stable</text:span> in the commands below.</text:p>
      <text:p text:style-name="Quotations"><text:span text:style-name="Strong_20_Emphasis">Note</text:span>: The <text:span text:style-name="Source_20_Text">lsb_release -cs</text:span> sub-command below returns the name of your Ubuntu distribution, such as <text:span text:style-name="Source_20_Text">xenial</text:span>. Sometimes, in a distribution like Linux Mint, you might have to change <text:span text:style-name="Source_20_Text">$(lsb_release -cs)</text:span> to your parent Ubuntu distribution. For example, if you are using <text:span text:style-name="Source_20_Text">Linux Mint Rafaela</text:span>, you could use <text:span text:style-name="Source_20_Text">trusty</text:span>.</text:p>
      <text:p text:style-name="Text_20_body"><text:soft-page-break/><text:span text:style-name="Strong_20_Emphasis">amd64</text:span>:</text:p>
      <text:p text:style-name="Preformatted_20_Text"><text:span text:style-name="Source_20_Text">$ sudo add-apt-repository \</text:span></text:p>
      <text:p text:style-name="Preformatted_20_Text"><text:span text:style-name="Source_20_Text"><text:s text:c="3"/>"deb [arch=amd64] https://download.docker.com/linux/ubuntu \</text:span></text:p>
      <text:p text:style-name="Preformatted_20_Text"><text:span text:style-name="Source_20_Text"><text:s text:c="3"/>$(lsb_release -cs) \</text:span></text:p>
      <text:p text:style-name="P19"><text:span text:style-name="Source_20_Text"><text:s text:c="3"/>stable"</text:span></text:p>
      <text:p text:style-name="Text_20_body"><text:span text:style-name="Strong_20_Emphasis">armhf</text:span>:</text:p>
      <text:p text:style-name="Preformatted_20_Text"><text:span text:style-name="Source_20_Text">$ sudo add-apt-repository \</text:span></text:p>
      <text:p text:style-name="Preformatted_20_Text"><text:span text:style-name="Source_20_Text"><text:s text:c="3"/>"deb [arch=armhf] https://download.docker.com/linux/ubuntu \</text:span></text:p>
      <text:p text:style-name="Preformatted_20_Text"><text:span text:style-name="Source_20_Text"><text:s text:c="3"/>$(lsb_release -cs) \</text:span></text:p>
      <text:p text:style-name="P19"><text:span text:style-name="Source_20_Text"><text:s text:c="3"/>stable"</text:span></text:p>
      <text:p text:style-name="Text_20_body"><text:span text:style-name="Strong_20_Emphasis">s390x</text:span>:</text:p>
      <text:p text:style-name="Preformatted_20_Text"><text:span text:style-name="Source_20_Text">$ sudo add-apt-repository \</text:span></text:p>
      <text:p text:style-name="Preformatted_20_Text"><text:span text:style-name="Source_20_Text"><text:s text:c="3"/>"deb [arch=s390x] https://download.docker.com/linux/ubuntu \</text:span></text:p>
      <text:p text:style-name="Preformatted_20_Text"><text:span text:style-name="Source_20_Text"><text:s text:c="3"/>$(lsb_release -cs) \</text:span></text:p>
      <text:p text:style-name="P19"><text:span text:style-name="Source_20_Text"><text:s text:c="3"/>stable"</text:span></text:p>
      <text:p text:style-name="Quotations"><text:span text:style-name="Strong_20_Emphasis">Note</text:span>: Starting with Docker 17.06, stable releases are also pushed to the <text:span text:style-name="Strong_20_Emphasis">edge</text:span> and <text:span text:style-name="Strong_20_Emphasis">test</text:span> repositories.</text:p>
      <text:h text:style-name="P24" text:outline-level="4"><text:bookmark text:name="install-docker-ce-1"/>Install Docker CE</text:h>
      <text:p text:style-name="P9"><text:span text:style-name="Source_20_Text">▼　１、</text:span>Update the <text:span text:style-name="Source_20_Text">apt</text:span> package index.</text:p>
      <text:p text:style-name="P20"><text:span text:style-name="Source_20_Text">$ sudo apt-get update</text:span></text:p>
      <text:p text:style-name="P20"><text:span text:style-name="Source_20_Text"><text:span text:style-name="T2">▼　２、</text:span></text:span>Install the latest version of Docker CE, or go to the next step to install a specific version. Any existing installation of Docker is replaced.</text:p>
      <text:p text:style-name="P19"><text:span text:style-name="Source_20_Text">$ sudo apt-get install docker-ce</text:span></text:p>
      <text:p text:style-name="Quotations">Got multiple Docker repositories?</text:p>
      <text:p text:style-name="P21">If you have multiple Docker repositories enabled, installing or updating without specifying a version in the <text:span text:style-name="Source_20_Text">apt-get install</text:span> or <text:span text:style-name="Source_20_Text">apt-get update</text:span> command will always install the highest possible version, which may not be appropriate for your stability needs.</text:p>
      <text:p text:style-name="P22"><text:span text:style-name="Source_20_Text"><text:span text:style-name="T2">▼　3、</text:span></text:span>On production systems, you should install a specific version of Docker CE instead of always using the latest. This output is truncated. List the available versions.</text:p>
      <text:p text:style-name="P14"><text:span text:style-name="Source_20_Text">$ apt-cache madison docker-ce</text:span></text:p>
      <text:p text:style-name="Preformatted_20_Text"/>
      <text:p text:style-name="P19"><text:span text:style-name="Source_20_Text">docker-ce | 17.09.0~ce-0~ubuntu | https://download.docker.com/linux/ubuntu xenial/stable amd64 Packages</text:span></text:p>
      <text:p text:style-name="P9"><text:span text:style-name="Source_20_Text">▼　</text:span><text:span text:style-name="Source_20_Text"><text:span text:style-name="T3">4</text:span></text:span><text:span text:style-name="Source_20_Text">、</text:span>The contents of the list depend upon which repositories are enabled. Choose a specific version to install. The second column is the version string. The third column is the repository name, which indicates which repository the package is from and by extension its stability level. To install a specific version, append the version string to the package name and separate them by an equals sign (<text:span text:style-name="Source_20_Text">=</text:span>):</text:p>
      <text:p text:style-name="P19"><text:soft-page-break/><text:span text:style-name="Source_20_Text">$ sudo apt-get install docker-ce=&lt;VERSION&gt;</text:span></text:p>
      <text:p text:style-name="Text_20_body">The Docker daemon starts automatically.</text:p>
      <text:p text:style-name="P8"/>
      <text:p text:style-name="P6">●　Set the proxy for run docker</text:p>
      <text:p text:style-name="P10"><text:span text:style-name="Source_20_Text"/></text:p>
      <text:p text:style-name="P10"><text:span text:style-name="Source_20_Text">▼　１，</text:span><text:span text:style-name="Source_20_Text"><text:span text:style-name="T4">docker.serviceフォルダを作成</text:span></text:span></text:p>
      <text:p text:style-name="P16"><text:span text:style-name="Source_20_Text">$ </text:span><text:span text:style-name="Source_20_Text"><text:span text:style-name="T4">sudo </text:span></text:span><text:span text:style-name="Source_20_Text">mkdir -p /etc/systemd/system/docker.service.d</text:span></text:p>
      <text:p text:style-name="P10"><text:span text:style-name="Source_20_Text"/></text:p>
      <text:p text:style-name="P12"><text:span text:style-name="Source_20_Text"><text:span text:style-name="T2">▼　２、ファイル「</text:span></text:span><text:span text:style-name="Source_20_Text">http-proxy.conf」を作成して、下記内容を設定する</text:span></text:p>
      <text:p text:style-name="P12"><text:span text:style-name="Source_20_Text">作成：</text:span></text:p>
      <text:p text:style-name="P16"><text:span text:style-name="Source_20_Text">$ </text:span><text:span text:style-name="Source_20_Text"><text:span text:style-name="T4">sudo touch <text:s/>http-proxy.conf</text:span></text:span></text:p>
      <text:p text:style-name="P16"><text:span text:style-name="Source_20_Text">設定：</text:span></text:p>
      <text:p text:style-name="P1">[Service]</text:p>
      <text:p text:style-name="P1">Environment="HTTP_PROXY=http://proxygate2.nic.nec.co.jp:8080" "HTTPS_PROXY=<text:a xlink:type="simple" xlink:href="https://proxygate2.nic.nec.co.jp:8080/" text:style-name="Internet_20_link" text:visited-style-name="Visited_20_Internet_20_Link">https://proxygate2.nic.nec.co.jp:8080</text:a>"</text:p>
      <text:p text:style-name="P1"/>
      <text:p text:style-name="P10"><text:span text:style-name="Source_20_Text">▼　４、「</text:span><text:span text:style-name="Source_20_Text"><text:span text:style-name="T4">Docker」配置の更新</text:span></text:span></text:p>
      <text:p text:style-name="P18"><text:span text:style-name="Source_20_Text"><text:span text:style-name="T2">$ sudo </text:span></text:span><text:span text:style-name="Source_20_Text">systemctl daemon-reload</text:span></text:p>
      <text:p text:style-name="P16"><text:span text:style-name="Source_20_Text"/></text:p>
      <text:p text:style-name="P10"><text:span text:style-name="Source_20_Text">▼　５、「</text:span><text:span text:style-name="Source_20_Text"><text:span text:style-name="T4">Docker」を再起動</text:span></text:span></text:p>
      <text:p text:style-name="P16"><text:span text:style-name="Source_20_Text">$ sudo systemctl</text:span><text:span text:style-name="Source_20_Text"><text:span text:style-name="T4">　restart docker</text:span></text:span></text:p>
      <text:p text:style-name="P16"><text:span text:style-name="Source_20_Text"/></text:p>
      <text:p text:style-name="P17"><text:span text:style-name="Source_20_Text"/></text:p>
      <text:p text:style-name="P7"><text:span text:style-name="Source_20_Text"><text:span text:style-name="T4">●　</text:span></text:span><text:span text:style-name="Source_20_Text">Verify that Docker CE is installed correctly by running the hello-world image.</text:span></text:p>
      <text:p text:style-name="P7"><text:span text:style-name="Source_20_Text"/></text:p>
      <text:p text:style-name="P11"><text:span text:style-name="Source_20_Text">▼　１，hello-world サンプルのダウンロード</text:span></text:p>
      <text:p text:style-name="P17"><text:span text:style-name="Source_20_Text">$ sudo </text:span><text:span text:style-name="Source_20_Text"><text:span text:style-name="T5">docker pull hello-world</text:span></text:span></text:p>
      <text:p text:style-name="P17"><text:span text:style-name="Source_20_Text"/></text:p>
      <text:p text:style-name="P11"><text:span text:style-name="Source_20_Text">▼　２，サンプルを実行</text:span></text:p>
      <text:p text:style-name="P17"><text:span text:style-name="Source_20_Text">$ sudo </text:span><text:span text:style-name="Source_20_Text"><text:span text:style-name="T5">docker run hello-worl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TakaoGothic" svg:font-family="Takao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kaoPGothic" style:font-family-asian="TakaoPGothic" style:font-family-generic-asian="system" style:font-pitch-asian="variable" style:font-size-asian="24pt" style:font-weight-asian="bold" style:font-name-complex="TakaoPGothic" style:font-family-complex="TakaoPGothic"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TakaoGothic" style:font-family-asian="Takao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TakaoPGothic" style:font-family-asian="TakaoPGothic" style:font-family-generic-asian="system" style:font-pitch-asian="variable" style:font-size-asian="12pt" style:font-weight-asian="bold" style:font-name-complex="TakaoPGothic" style:font-family-complex="TakaoPGothic"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TakaoGothic" style:font-family-asian="TakaoGothi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3:42:37.740729847</meta:creation-date>
    <dc:date>2017-11-22T14:25:19.577697635</dc:date>
    <meta:editing-duration>PT10M30S</meta:editing-duration>
    <meta:editing-cycles>3</meta:editing-cycles>
    <meta:generator>LibreOffice/5.1.2.2$Linux_X86_64 LibreOffice_project/10m0$Build-2</meta:generator>
    <meta:document-statistic meta:table-count="0" meta:image-count="0" meta:object-count="0" meta:page-count="3" meta:paragraph-count="78" meta:word-count="744" meta:character-count="4086" meta:non-whitespace-character-count="3504"/>
  </office:meta>
</office:document-meta>
</file>